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693in" fo:margin-bottom="0.0693in" style:contextual-spacing="false" fo:line-height="100%"/>
    </style:style>
    <style:style style:name="P2" style:family="paragraph" style:parent-style-name="Standard">
      <style:paragraph-properties fo:margin-top="0.0693in" fo:margin-bottom="0.0693in" style:contextual-spacing="false" fo:line-height="100%" fo:text-align="center" style:justify-single-word="false"/>
    </style:style>
    <style:style style:name="P3" style:family="paragraph" style:parent-style-name="Standard" style:list-style-name="WWNum1">
      <style:paragraph-properties fo:margin-top="0.0693in" fo:margin-bottom="0.0693in" style:contextual-spacing="false" fo:line-height="100%"/>
    </style:style>
    <style:style style:name="P4" style:family="paragraph" style:parent-style-name="Standard" style:list-style-name="WWNum2">
      <style:paragraph-properties fo:margin-top="0.0693in" fo:margin-bottom="0.0693in" style:contextual-spacing="false" fo:line-height="100%"/>
    </style:style>
    <style:style style:name="P5" style:family="paragraph" style:parent-style-name="Standard" style:list-style-name="WWNum3">
      <style:paragraph-properties fo:margin-top="0.0693in" fo:margin-bottom="0.0693in" style:contextual-spacing="false" fo:line-height="100%"/>
    </style:style>
    <style:style style:name="P6" style:family="paragraph" style:parent-style-name="Standard" style:list-style-name="WWNum4">
      <style:paragraph-properties fo:margin-top="0.0693in" fo:margin-bottom="0.0693in" style:contextual-spacing="false" fo:line-height="100%"/>
    </style:style>
    <style:style style:name="P7" style:family="paragraph" style:parent-style-name="Standard" style:master-page-name="Standard">
      <style:paragraph-properties fo:margin-top="0.0693in" fo:margin-bottom="0.0693in" style:contextual-spacing="false" fo:line-height="100%" fo:text-align="center" style:justify-single-word="false" style:page-number="auto"/>
    </style:style>
    <style:style style:name="P8" style:family="paragraph" style:parent-style-name="Standard">
      <style:paragraph-properties fo:margin-left="1in" fo:margin-right="0in" fo:margin-top="0.0693in" fo:margin-bottom="0.0693in" style:contextual-spacing="false" fo:line-height="100%" fo:text-indent="0in" style:auto-text-indent="false"/>
    </style:style>
    <style:style style:name="P9" style:family="paragraph" style:parent-style-name="Standard">
      <style:paragraph-properties fo:margin-left="0.5in" fo:margin-right="0in" fo:margin-top="0.0693in" fo:margin-bottom="0.0693in" style:contextual-spacing="false" fo:line-height="100%" fo:text-indent="0in" style:auto-text-indent="false"/>
    </style:style>
    <style:style style:name="T1" style:family="text">
      <style:text-properties fo:color="#000000" style:font-name="Times New Roman" fo:font-size="13.5pt" style:font-name-asian="Times New Roman1" style:font-size-asian="13.5pt" style:font-name-complex="Times New Roman1" style:font-size-complex="13.5pt"/>
    </style:style>
    <style:style style:name="T2" style:family="text">
      <style:text-properties fo:color="#000000" style:font-name="Times New Roman" fo:font-size="13.5pt" fo:font-weight="bold" style:font-name-asian="Times New Roman1" style:font-size-asian="13.5pt" style:font-weight-asian="bold" style:font-name-complex="Times New Roman1" style:font-size-complex="13.5pt" style:font-weight-complex="bold"/>
    </style:style>
    <style:style style:name="T3" style:family="text">
      <style:text-properties fo:color="#000000" style:font-name="Times New Roman" fo:font-size="13.5pt" fo:font-weight="bold" fo:background-color="#ffff00" style:font-name-asian="Times New Roman1" style:font-size-asian="13.5pt" style:font-weight-asian="bold" style:font-name-complex="Times New Roman1" style:font-size-complex="13.5pt" style:font-weight-complex="bold"/>
    </style:style>
    <style:style style:name="T4" style:family="text">
      <style:text-properties fo:color="#000000" style:font-name="Times New Roman" fo:font-size="13.5pt" fo:font-style="italic" style:font-name-asian="Times New Roman1" style:font-size-asian="13.5pt" style:font-style-asian="italic" style:font-name-complex="Times New Roman1" style:font-size-complex="13.5pt" style:font-style-complex="italic"/>
    </style:style>
    <style:style style:name="T5" style:family="text">
      <style:text-properties fo:color="#000000" style:font-name="Times New Roman" fo:font-size="13.5pt" fo:font-style="italic" fo:font-weight="bold" style:font-name-asian="Times New Roman1" style:font-size-asian="13.5pt" style:font-style-asian="italic" style:font-weight-asian="bold" style:font-name-complex="Times New Roman1" style:font-size-complex="13.5pt" style:font-style-complex="italic" style:font-weight-complex="bold"/>
    </style:style>
    <style:style style:name="T6" style:family="text">
      <style:text-properties fo:color="#000000" style:font-name="Times New Roman" fo:font-size="13.5pt" fo:font-style="italic" fo:font-weight="bold" fo:background-color="#ffff00" style:font-name-asian="Times New Roman1" style:font-size-asian="13.5pt" style:font-style-asian="italic" style:font-weight-asian="bold" style:font-name-complex="Times New Roman1" style:font-size-complex="13.5pt" style:font-style-complex="italic" style:font-weight-complex="bold"/>
    </style:style>
    <style:style style:name="T7" style:family="text">
      <style:text-properties fo:color="#000000" style:font-name="Times New Roman" fo:font-size="13.5pt" fo:background-color="#ffff00" style:font-name-asian="Times New Roman1" style:font-size-asian="13.5pt" style:font-name-complex="Times New Roman1" style:font-size-complex="13.5pt"/>
    </style:style>
    <style:style style:name="T8" style:family="text">
      <style:text-properties fo:color="#000000" style:text-position="sub 58%" style:font-name="Times New Roman" fo:font-size="13.5pt" style:font-name-asian="Times New Roman1" style:font-size-asian="13.5pt" style:font-name-complex="Times New Roman1" style:font-size-complex="13.5pt"/>
    </style:style>
    <style:style style:name="T9" style:family="text">
      <style:text-properties fo:color="#000000" style:text-position="sub 58%" style:font-name="Times New Roman" fo:font-size="13.5pt" fo:font-weight="bold" style:font-name-asian="Times New Roman1" style:font-size-asian="13.5pt" style:font-weight-asian="bold" style:font-name-complex="Times New Roman1" style:font-size-complex="13.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COMPILER DESIGN LABORATORY</text:span></text:p>
      <text:p text:style-name="P2"><text:span text:style-name="T1">TARGET MACHINE ARCHITECTURE</text:span></text:p>
      <text:p text:style-name="P1"><text:span text:style-name="T2">Brief description of the machine Architecture</text:span></text:p>
      <text:p text:style-name="P1"><text:span text:style-name="T7">SIM or </text:span><text:span text:style-name="T6">Simple Integer Machine</text:span><text:span text:style-name="T7"> is a hypothetical machine with an elementary instruction set that supports integer arithmetic</text:span><text:span text:style-name="T1">. The machine has eight </text:span><text:span text:style-name="T2">General Purpose</text:span><text:span text:style-name="T1"> </text:span><text:span text:style-name="T2">Registers R</text:span><text:span text:style-name="T9">0</text:span><text:span text:style-name="T2">..R</text:span><text:span text:style-name="T9">7</text:span><text:span text:style-name="T1">, each of which can hold an integer. </text:span><text:span text:style-name="T7">The </text:span><text:span text:style-name="T3">Memory words</text:span><text:span text:style-name="T7"> are numbered 0,1,2… and each one can hold an integer</text:span><text:span text:style-name="T1">. The arithmetic operations supported by the ALU are addition, multiplication, subtraction, division and modulo operation on integers. The logical operations support comparison between values in two registers. The branching instructions allow control transfer based on the result of a comparison. Each instruction in the instruction set of SIM fits into one memory word. The machine has three special registers – </text:span><text:span text:style-name="T2">Stack Pointer (SP)</text:span><text:span text:style-name="T1">, </text:span><text:span text:style-name="T2">Base Pointer (BP)</text:span><text:span text:style-name="T1"> and </text:span><text:span text:style-name="T2">Instruction Pointer (IP)</text:span><text:span text:style-name="T1">. The stack pointer is generally used to point to the last element of the stack and is normally initialised immediately below the global data of the program. When data is pushed on to the stack (using the push instruction) the stack pointer gets automatically </text:span><text:span text:style-name="T4">incremented</text:span><text:span text:style-name="T1">.</text:span><text:span text:style-name="T7"> Thus, the stack grows towards higher memory locations</text:span><text:span text:style-name="T1">. The instruction pointer carries the address of the current instruction under execution and is automatically incremented to point to the next instruction to be executed after the completion of the current instruction. The base pointer is generally used to store the base address of an activation record for procedure evocations. Although any other register can act as the base pointer, availability of an explicit base pointer gives better structure and clarity to the run-time environment generation phase of program compilation.</text:span></text:p>
      <text:p text:style-name="P1"><text:span text:style-name="T2">SIM INSTRUCTION SET</text:span></text:p>
      <text:p text:style-name="P1"><text:span text:style-name="T1">SIM has eight instruction classes. All SIM arithmetic and logical instructions act on </text:span><text:span text:style-name="T2">integer operands only</text:span><text:span text:style-name="T1">.</text:span></text:p>
      <text:list xml:id="list15782258841" text:style-name="WWNum1">
        <text:list-item>
          <text:p text:style-name="P3"><text:span text:style-name="T1">Data transfer : MOV</text:span></text:p>
        </text:list-item>
        <text:list-item>
          <text:p text:style-name="P3"><text:span text:style-name="T1">Arithmetic : ADD, SUB, MUL, DIV, MOD, INR, DCR</text:span></text:p>
        </text:list-item>
        <text:list-item>
          <text:p text:style-name="P3"><text:span text:style-name="T1">Logical : LT, GT, EQ, NE, GE, LE</text:span></text:p>
        </text:list-item>
        <text:list-item>
          <text:p text:style-name="P3"><text:span text:style-name="T1">Branching : JZ, JNZ, JMP</text:span></text:p>
        </text:list-item>
        <text:list-item>
          <text:p text:style-name="P3"><text:span text:style-name="T1">Stack : PUSH, POP</text:span></text:p>
        </text:list-item>
        <text:list-item>
          <text:p text:style-name="P3"><text:span text:style-name="T1">Subroutine : CALL, RET</text:span></text:p>
        </text:list-item>
        <text:list-item>
          <text:p text:style-name="P3"><text:span text:style-name="T1">Input/Output : IN, OUT</text:span></text:p>
        </text:list-item>
        <text:list-item>
          <text:p text:style-name="P3"><text:span text:style-name="T1">Start/Halt : START,HALT</text:span></text:p>
        </text:list-item>
      </text:list>
      <text:p text:style-name="P1"><text:span text:style-name="T2"> </text:span></text:p>
      <text:p text:style-name="P1"><text:span text:style-name="T2">Instruction Syntax and Semantics</text:span></text:p>
      <text:p text:style-name="P1"><text:soft-page-break/><text:span text:style-name="T2">Comments</text:span></text:p>
      <text:p text:style-name="P8"><text:span text:style-name="T1">Comments are specified after "//" following an instruction on the same line.</text:span></text:p>
      <text:p text:style-name="P8"><text:span text:style-name="T1">Example: MOV R0, R1 // This is a comment.</text:span></text:p>
      <text:p text:style-name="P1"><text:span text:style-name="T2">Data Transfer</text:span></text:p>
      <text:p text:style-name="P1"><text:span text:style-name="T5">Immediate Addressing</text:span><text:span text:style-name="T2">:</text:span></text:p>
      <text:p text:style-name="P8"><text:span text:style-name="T1">MOV Ri, NUM // The value NUM is transferred to the register Ri.</text:span></text:p>
      <text:p text:style-name="P8"><text:span text:style-name="T1">Example: MOV R0, -9 // Register R0 now contains –9</text:span></text:p>
      <text:p text:style-name="P1"><text:span text:style-name="T5">Register Addressing</text:span><text:span text:style-name="T2">:</text:span></text:p>
      <text:p text:style-name="P8"><text:span text:style-name="T1">MOV Ri, Rj</text:span><text:span text:style-name="T8"> </text:span><text:span text:style-name="T1">// Copy contents of Rj to Ri</text:span></text:p>
      <text:p text:style-name="P8"><text:span text:style-name="T1">Example: <text:line-break/><text:line-break/>MOV R0, -9</text:span></text:p>
      <text:p text:style-name="P8"><text:span text:style-name="T1">MOV R1, 8</text:span></text:p>
      <text:p text:style-name="P8"><text:span text:style-name="T1">MOV R0, R1 //R0 now contains 8</text:span></text:p>
      <text:p text:style-name="P1"><text:span text:style-name="T5">Register Indirect Addressing</text:span><text:span text:style-name="T2">:</text:span></text:p>
      <text:p text:style-name="P8"><text:span text:style-name="T1">MOV Ri, [Rj] // Copy contents of memory location pointed by Rj to Ri</text:span></text:p>
      <text:p text:style-name="P8"><text:span text:style-name="T1">MOV [Ri], Rj // Contents of Rj are copied to the location whose address is in Ri</text:span></text:p>
      <text:p text:style-name="P8"><text:span text:style-name="T1">Example: Let the memory location 1005 have value 1237.</text:span></text:p>
      <text:p text:style-name="P8"><text:span text:style-name="T1">MOV R0, 1005</text:span></text:p>
      <text:p text:style-name="P8"><text:span text:style-name="T1">MOV R1, [R0] // Now R1 contains 1237</text:span></text:p>
      <text:p text:style-name="P1"><text:span text:style-name="T5">Direct Addressing</text:span><text:span text:style-name="T2">:</text:span></text:p>
      <text:p text:style-name="P8"><text:span text:style-name="T1">MOV [LOC], Rj // Contents of Rj are transferred to the address LOC</text:span></text:p>
      <text:p text:style-name="P8"><text:span text:style-name="T1">MOV Rj, [LOC] // Contents of the memory location LOC are transferred to Rj</text:span></text:p>
      <text:p text:style-name="P8"><text:span text:style-name="T1">Example: Let the memory location 1005 have value 1237</text:span></text:p>
      <text:p text:style-name="P8"><text:span text:style-name="T1">MOV R0, [1005] // Now R0 has value 1237.</text:span></text:p>
      <text:p text:style-name="P1"><text:span text:style-name="T1">Note: Ri, Rj can be SP or BP along with other registers. </text:span><text:span text:style-name="T4">No instruction can take IP as an argument.</text:span></text:p>
      <text:p text:style-name="P1"><text:span text:style-name="T2">Arithmetic</text:span></text:p>
      <text:p text:style-name="P1"><text:span text:style-name="T1">ADD, SUB, MUL, DIV and MOD have the following general format.</text:span></text:p>
      <text:p text:style-name="P8"><text:span text:style-name="T1">OP Ri, Rj // The result of Ri op Rj is stored in Ri</text:span></text:p>
      <text:p text:style-name="P1"><text:soft-page-break/><text:span text:style-name="T1">INR and DCR are used to increment/decrement the value of a register by one.</text:span></text:p>
      <text:p text:style-name="P8"><text:span text:style-name="T1">INR Rj // Similar syntax for DCR</text:span></text:p>
      <text:p text:style-name="P1"><text:span text:style-name="T1">Here Ri, Rj may be any registers except SP, BP and IP.</text:span></text:p>
      <text:p text:style-name="P1"><text:span text:style-name="T1">Example:</text:span></text:p>
      <text:p text:style-name="P8"><text:span text:style-name="T1">MOV R0, 3</text:span></text:p>
      <text:p text:style-name="P8"><text:span text:style-name="T1">MOV R1, 5</text:span></text:p>
      <text:p text:style-name="P8"><text:span text:style-name="T1">MOD R1, R0 // Now R1 stores value 2</text:span></text:p>
      <text:p text:style-name="P1"><text:span text:style-name="T2">Logical</text:span></text:p>
      <text:p text:style-name="P1"><text:span text:style-name="T1">For all logical operators the operands may be any two registers except SP, BP and IP.</text:span></text:p>
      <text:list xml:id="list831788988" text:style-name="WWNum2">
        <text:list-item>
          <text:p text:style-name="P4"><text:span text:style-name="T1">LT Ri, Rj // Stores 1 in Ri if the value stored in Ri is less than that in Rj. Ri is set to 0 otherwise.</text:span></text:p>
        </text:list-item>
        <text:list-item>
          <text:p text:style-name="P4"><text:span text:style-name="T1">GT Ri, Rj // Stores 1 in Ri if the value stored in Ri is greater than that in Rj. Ri set to 0 otherwise.</text:span></text:p>
        </text:list-item>
        <text:list-item>
          <text:p text:style-name="P4"><text:span text:style-name="T1">EQ Ri, Rj // Stores 1 in Ri if the value stored in Ri is equal to that in Rj. Set to 0 otherwise.</text:span></text:p>
        </text:list-item>
        <text:list-item>
          <text:p text:style-name="P4"><text:span text:style-name="T1">NE Ri, Rj // Stores 1 in Ri if the value stored in Ri is not equal to that in Rj. Set to 0 otherwise.</text:span></text:p>
        </text:list-item>
        <text:list-item>
          <text:p text:style-name="P4"><text:span text:style-name="T1">GE Ri, Rj // Stores 1 in Ri if the value stored in Ri is greater than or equal to that in Rj. Set to 0 otherwise.</text:span></text:p>
        </text:list-item>
        <text:list-item>
          <text:p text:style-name="P4"><text:span text:style-name="T1">LE Ri, Rj // Stores 1 in Ri if the value stored in Ri is less than or equal to that in Rj. Set to 0 otherwise.</text:span></text:p>
        </text:list-item>
      </text:list>
      <text:p text:style-name="P1"><text:span text:style-name="T2">Branching</text:span></text:p>
      <text:p text:style-name="P1"><text:span text:style-name="T1">Branching is achieved by changing the value of the IP to the address of a specified LABEL. However, this is an implicit process and transparent to the programmer.</text:span></text:p>
      <text:p text:style-name="P9"><text:span text:style-name="T1">a) JZ Ri, LABEL // Jumps to LABEL if the contents of Ri is zero.</text:span></text:p>
      <text:p text:style-name="P9"><text:span text:style-name="T1">b)JNZ Ri, LABEL // Jumps to LABEL if the contents of Ri is not zero.</text:span></text:p>
      <text:p text:style-name="P9"><text:span text:style-name="T1">c) JMP LABEL // Unconditional Jump to instruction specified at LABEL</text:span></text:p>
      <text:p text:style-name="P1"><text:span text:style-name="T1">Here Ri can be any register except SP, BP and IP.</text:span></text:p>
      <text:p text:style-name="P1"><text:span text:style-name="T1">Example:</text:span></text:p>
      <text:p text:style-name="P8"><text:span text:style-name="T1">MOV R0, 4</text:span></text:p>
      <text:p text:style-name="P8"><text:span text:style-name="T1">MOV R1, 5</text:span></text:p>
      <text:p text:style-name="P8"><text:span text:style-name="T1">L1:NE R0, R1 // If R0 and R1 contain different values, set R0 to 1, else set R0 to 0.</text:span></text:p>
      <text:p text:style-name="P8"><text:soft-page-break/><text:span text:style-name="T1">JZ R0, L2 // If R0 is 0, jump to Label L2</text:span></text:p>
      <text:p text:style-name="P8"><text:span text:style-name="T1">MOV R2, 1</text:span></text:p>
      <text:p text:style-name="P8"><text:span text:style-name="T1">ADD R0, R2 // This increments the value of R0 by 1</text:span></text:p>
      <text:p text:style-name="P8"><text:span text:style-name="T1">JMP L1 // Unconditional jump to Label L1</text:span></text:p>
      <text:p text:style-name="P8"><text:span text:style-name="T1">L2: OUT R0 // This outputs the value of R0. (See discussion that follows).</text:span></text:p>
      <text:p text:style-name="P8"><text:span text:style-name="T1"> </text:span></text:p>
      <text:p text:style-name="P1"><text:span text:style-name="T2">Stack</text:span></text:p>
      <text:p text:style-name="P1"><text:span text:style-name="T1">SP is normally set to the address of the last element of the stack. It is the programmer’s responsibility to suitably initialise SP. Stack has to be allocated in the memory of SIM.</text:span></text:p>
      <text:p text:style-name="P9"><text:span text:style-name="T1">a) PUSH Ri // Increment SP by 1and copy contents of Ri to the location pointed to by SP.</text:span></text:p>
      <text:p text:style-name="P9"><text:span text:style-name="T1">b) POP Ri // Copy contents of the location pointed to by SP into Ri and decrement SP by 1.</text:span></text:p>
      <text:p text:style-name="P1"><text:span text:style-name="T1">For both these instructions Ri may be any register except IP.</text:span></text:p>
      <text:p text:style-name="P1"><text:span text:style-name="T1">Example:</text:span></text:p>
      <text:p text:style-name="P8"><text:span text:style-name="T1">MOV SP, 1000 // Initialise SP to 1000</text:span></text:p>
      <text:p text:style-name="P8"><text:span text:style-name="T1">MOV R0, 7</text:span></text:p>
      <text:p text:style-name="P8"><text:span text:style-name="T1">PUSH R0 // Now the memory location 1001 contains value 7. SP takes value 1001</text:span></text:p>
      <text:p text:style-name="P8"><text:span text:style-name="T1">POP BP // Now BP contains value 7. SP has value 1000.</text:span></text:p>
      <text:p text:style-name="P8"><text:span text:style-name="T1"> </text:span></text:p>
      <text:p text:style-name="P1"><text:span text:style-name="T2">Subroutine</text:span></text:p>
      <text:p text:style-name="P1"><text:span text:style-name="T7">The CALL instruction copies the address of the next instruction to be fetched (IP + 1) on to the stack, and transfers control to the label specified.</text:span><text:span text:style-name="T1"> T</text:span><text:span text:style-name="T7">he RET instruction restores the IP value stored in the stack and continues execution fetching the next instruction pointed to by IP</text:span><text:span text:style-name="T1">. The subroutine instructions provide a neat mechanism for procedure evocations.</text:span></text:p>
      <text:list xml:id="list2113362437" text:style-name="WWNum3">
        <text:list-item>
          <text:p text:style-name="P5"><text:span text:style-name="T1">CALL LABEL // Increment SP by 1, transfers IP+1 to location pointed to by SP and jumps to LABEL</text:span></text:p>
        </text:list-item>
        <text:list-item>
          <text:p text:style-name="P5"><text:span text:style-name="T1">RET // Sets IP to the value pointed to by SP and decrements SP.</text:span></text:p>
        </text:list-item>
      </text:list>
      <text:p text:style-name="P1"><text:span text:style-name="T1">Example:</text:span></text:p>
      <text:p text:style-name="P8"><text:span text:style-name="T1">MOV SP, 2000 // SP is initialised</text:span></text:p>
      <text:p text:style-name="P8"><text:soft-page-break/><text:span text:style-name="T1">MOV R0, 3</text:span></text:p>
      <text:p text:style-name="P8"><text:span text:style-name="T1">CALL L1 // SP takes value 2001 and the address of L2 is stored in that location</text:span></text:p>
      <text:p text:style-name="P8"><text:span text:style-name="T1">L2: HLT // Machine halts (See discussion below).</text:span></text:p>
      <text:p text:style-name="P8"><text:span text:style-name="T1">L1: MOV R0, 00</text:span></text:p>
      <text:p text:style-name="P8"><text:span text:style-name="T1">RET // The stack top is transferred to IP, SP is decrement to 2000.</text:span></text:p>
      <text:p text:style-name="P1"><text:span text:style-name="T1"> </text:span></text:p>
      <text:p text:style-name="P1"><text:span text:style-name="T2">Input/Output</text:span></text:p>
      <text:list xml:id="list818454740" text:style-name="WWNum4">
        <text:list-item>
          <text:p text:style-name="P6"><text:span text:style-name="T1">IN Ri // Transfers the contents of the standard input to Ri</text:span></text:p>
        </text:list-item>
        <text:list-item>
          <text:p text:style-name="P6"><text:span text:style-name="T1">OUT Ri // Transfers the contents of Ri to the standard output</text:span></text:p>
        </text:list-item>
      </text:list>
      <text:p text:style-name="P1"><text:span text:style-name="T1">Ri can be any register except IP, BP and SP.</text:span></text:p>
      <text:p text:style-name="P1"><text:span text:style-name="T1">Example:</text:span></text:p>
      <text:p text:style-name="P8"><text:span text:style-name="T1">MOV R0, 6</text:span></text:p>
      <text:p text:style-name="P8"><text:span text:style-name="T1">OUT R0 // 6 is printed by the standard output</text:span></text:p>
      <text:p text:style-name="P1"><text:span text:style-name="T2">Start/Halt.</text:span></text:p>
      <text:p text:style-name="P1"><text:span text:style-name="T1">START // IP will be initialised to this instruction automatically when a program is taken for execution and</text:span></text:p>
      <text:p text:style-name="P1"><text:span text:style-name="T1">//execution starts from the next instruction after START</text:span></text:p>
      <text:p text:style-name="P1"><text:span text:style-name="T1">HALT // This instruction halts the machine.</text:span></text:p>
      <text:p text:style-name="P1"><text:span text:style-name="T1">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693in" fo:margin-bottom="0.0693in" style:contextual-spacing="false"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up</meta:initial-creator>
    <meta:editing-cycles>1</meta:editing-cycles>
    <meta:creation-date>2013-12-26T10:10:00</meta:creation-date>
    <dc:date>2013-12-29T23:48:45</dc:date>
    <meta:editing-duration>PT1S</meta:editing-duration>
    <meta:generator>LibreOffice/3.6$Linux_x86 LibreOffice_project/360m1$Build-2</meta:generator>
    <meta:document-statistic meta:table-count="0" meta:image-count="0" meta:object-count="0" meta:page-count="5" meta:paragraph-count="109" meta:word-count="1295" meta:character-count="6805" meta:non-whitespace-character-count="56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